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9T13:57:46</dc:date>
    <meta:generator>LibreOffice/3.5$Linux_X86_64 LibreOffice_project/350m1$Build-2</meta:generator>
    <meta:editing-duration>PT11M45S</meta:editing-duration>
    <meta:editing-cycles>4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